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8.105cm"/>
    </style:style>
    <style:style style:name="Table1.B" style:family="table-column">
      <style:table-column-properties style:column-width="9.733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10" style:family="table-row">
      <style:table-row-properties style:min-row-height="1.538cm"/>
    </style:style>
    <style:style style:name="Table1.A10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14" style:family="table-row">
      <style:table-row-properties style:min-row-height="1.161cm"/>
    </style:style>
    <style:style style:name="P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officeooo:paragraph-rsid="06e55c0b"/>
    </style:style>
    <style:style style:name="P5" style:family="paragraph" style:parent-style-name="Heading_20_2">
      <style:text-properties style:font-name="Liberation Serif" fo:font-size="12pt" style:font-size-asian="10.5pt" style:font-size-complex="12pt"/>
    </style:style>
    <style:style style:name="P6" style:family="paragraph" style:parent-style-name="Heading_20_1">
      <style:text-properties officeooo:paragraph-rsid="0788c6a0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rsid="07e1ea2a" officeooo:paragraph-rsid="07e1ea2a" style:font-weight-asian="bold" style:font-weight-complex="bold"/>
    </style:style>
    <style:style style:name="P9" style:family="paragraph" style:parent-style-name="Table_20_Contents">
      <style:text-properties fo:font-weight="bold" officeooo:rsid="08278bc6" officeooo:paragraph-rsid="08289852" style:font-weight-asian="bold" style:font-weight-complex="bold"/>
    </style:style>
    <style:style style:name="P10" style:family="paragraph" style:parent-style-name="Table_20_Contents">
      <style:text-properties fo:font-weight="bold" officeooo:paragraph-rsid="082a78c4" style:font-weight-asian="bold" style:font-weight-complex="bold"/>
    </style:style>
    <style:style style:name="P11" style:family="paragraph" style:parent-style-name="Table_20_Contents">
      <style:text-properties fo:font-weight="bold" officeooo:paragraph-rsid="0831887d" style:font-weight-asian="bold" style:font-weight-complex="bold"/>
    </style:style>
    <style:style style:name="P12" style:family="paragraph" style:parent-style-name="Table_20_Contents">
      <style:text-properties officeooo:rsid="0495a919"/>
    </style:style>
    <style:style style:name="P13" style:family="paragraph" style:parent-style-name="Table_20_Contents">
      <style:text-properties officeooo:rsid="07e58567" officeooo:paragraph-rsid="07e58567"/>
    </style:style>
    <style:style style:name="P14" style:family="paragraph" style:parent-style-name="Table_20_Contents">
      <style:text-properties style:text-underline-style="solid" style:text-underline-type="double" style:text-underline-width="auto" style:text-underline-color="font-color"/>
    </style:style>
    <style:style style:name="P15" style:family="paragraph" style:parent-style-name="Table_20_Contents">
      <style:text-properties officeooo:paragraph-rsid="07eebbf6"/>
    </style:style>
    <style:style style:name="P16" style:family="paragraph" style:parent-style-name="Table_20_Contents">
      <style:text-properties officeooo:paragraph-rsid="07f658fa"/>
    </style:style>
    <style:style style:name="P17" style:family="paragraph" style:parent-style-name="Table_20_Contents">
      <style:text-properties style:font-name="Liberation Serif" fo:font-size="12pt" officeooo:paragraph-rsid="089c4879" style:font-size-asian="12pt" style:font-size-complex="12pt"/>
    </style:style>
    <style:style style:name="P18" style:family="paragraph" style:parent-style-name="Table_20_Contents">
      <style:text-properties style:font-name="Liberation Serif" fo:font-weight="normal" officeooo:paragraph-rsid="08097626" style:font-weight-asian="normal" style:font-weight-complex="normal"/>
    </style:style>
    <style:style style:name="P19" style:family="paragraph" style:parent-style-name="Table_20_Contents">
      <style:text-properties style:font-name="Liberation Serif" fo:font-weight="normal" officeooo:paragraph-rsid="081232dd" style:font-weight-asian="normal" style:font-weight-complex="normal"/>
    </style:style>
    <style:style style:name="P20" style:family="paragraph" style:parent-style-name="Table_20_Contents">
      <style:text-properties style:font-name="Liberation Serif" fo:font-weight="normal" officeooo:paragraph-rsid="087b2d65" style:font-weight-asian="normal" style:font-weight-complex="normal"/>
    </style:style>
    <style:style style:name="P21" style:family="paragraph" style:parent-style-name="Table_20_Contents">
      <style:text-properties style:font-name="Liberation Serif" officeooo:rsid="088d99fa" officeooo:paragraph-rsid="088d99fa"/>
    </style:style>
    <style:style style:name="P22" style:family="paragraph" style:parent-style-name="Table_20_Contents">
      <style:text-properties style:font-name="Liberation Serif" fo:font-weight="bold" officeooo:rsid="088d99fa" officeooo:paragraph-rsid="088d99fa" style:font-weight-asian="bold" style:font-weight-complex="bold"/>
    </style:style>
    <style:style style:name="P23" style:family="paragraph" style:parent-style-name="Table_20_Contents">
      <style:text-properties officeooo:paragraph-rsid="07f7b153"/>
    </style:style>
    <style:style style:name="P24" style:family="paragraph" style:parent-style-name="Table_20_Contents">
      <style:text-properties officeooo:paragraph-rsid="07fadf8b"/>
    </style:style>
    <style:style style:name="P25" style:family="paragraph" style:parent-style-name="Table_20_Contents">
      <style:text-properties officeooo:paragraph-rsid="08097626"/>
    </style:style>
    <style:style style:name="P26" style:family="paragraph" style:parent-style-name="Table_20_Contents">
      <style:text-properties officeooo:paragraph-rsid="080b400c"/>
    </style:style>
    <style:style style:name="P27" style:family="paragraph" style:parent-style-name="Table_20_Contents">
      <style:text-properties officeooo:paragraph-rsid="0810e630"/>
    </style:style>
    <style:style style:name="P28" style:family="paragraph" style:parent-style-name="Table_20_Contents">
      <style:text-properties officeooo:paragraph-rsid="081232dd"/>
    </style:style>
    <style:style style:name="P29" style:family="paragraph" style:parent-style-name="Table_20_Contents">
      <style:text-properties officeooo:paragraph-rsid="0812675f"/>
    </style:style>
    <style:style style:name="P30" style:family="paragraph" style:parent-style-name="Table_20_Contents">
      <style:text-properties officeooo:paragraph-rsid="08175f57"/>
    </style:style>
    <style:style style:name="P31" style:family="paragraph" style:parent-style-name="Table_20_Contents">
      <style:text-properties officeooo:rsid="08278bc6" officeooo:paragraph-rsid="08289852"/>
    </style:style>
    <style:style style:name="P32" style:family="paragraph" style:parent-style-name="Table_20_Contents">
      <style:text-properties officeooo:paragraph-rsid="08278bc6"/>
    </style:style>
    <style:style style:name="P33" style:family="paragraph" style:parent-style-name="Table_20_Contents">
      <style:text-properties officeooo:rsid="083019ac" officeooo:paragraph-rsid="083019ac"/>
    </style:style>
    <style:style style:name="P34" style:family="paragraph" style:parent-style-name="Table_20_Contents">
      <style:text-properties officeooo:paragraph-rsid="0831887d"/>
    </style:style>
    <style:style style:name="P35" style:family="paragraph" style:parent-style-name="Table_20_Contents">
      <style:text-properties officeooo:rsid="0833d89b" officeooo:paragraph-rsid="0833d89b"/>
    </style:style>
    <style:style style:name="P36" style:family="paragraph" style:parent-style-name="Table_20_Contents">
      <style:text-properties officeooo:paragraph-rsid="08376b43"/>
    </style:style>
    <style:style style:name="P37" style:family="paragraph" style:parent-style-name="Table_20_Contents">
      <style:text-properties officeooo:paragraph-rsid="083afe17"/>
    </style:style>
    <style:style style:name="P38" style:family="paragraph" style:parent-style-name="Table_20_Contents">
      <style:text-properties fo:font-weight="normal" officeooo:rsid="083afe17" officeooo:paragraph-rsid="083c5141" style:font-weight-asian="normal" style:font-weight-complex="normal"/>
    </style:style>
    <style:style style:name="P39" style:family="paragraph" style:parent-style-name="Table_20_Contents">
      <style:text-properties fo:font-weight="normal" officeooo:rsid="088fec93" officeooo:paragraph-rsid="088fec93" style:font-weight-asian="normal" style:font-weight-complex="normal"/>
    </style:style>
    <style:style style:name="P40" style:family="paragraph" style:parent-style-name="Table_20_Contents">
      <style:text-properties officeooo:paragraph-rsid="083c5141"/>
    </style:style>
    <style:style style:name="P41" style:family="paragraph" style:parent-style-name="Table_20_Contents">
      <style:text-properties officeooo:paragraph-rsid="0842889e"/>
    </style:style>
    <style:style style:name="P42" style:family="paragraph" style:parent-style-name="Table_20_Contents">
      <style:text-properties officeooo:paragraph-rsid="08447143"/>
    </style:style>
    <style:style style:name="P43" style:family="paragraph" style:parent-style-name="Table_20_Contents">
      <style:text-properties officeooo:paragraph-rsid="084a0dc2"/>
    </style:style>
    <style:style style:name="P44" style:family="paragraph" style:parent-style-name="Table_20_Contents">
      <style:text-properties officeooo:paragraph-rsid="085189e4"/>
    </style:style>
    <style:style style:name="P45" style:family="paragraph" style:parent-style-name="Table_20_Contents">
      <style:text-properties officeooo:rsid="086a4cd7" officeooo:paragraph-rsid="086a4cd7"/>
    </style:style>
    <style:style style:name="P46" style:family="paragraph" style:parent-style-name="Table_20_Contents">
      <style:text-properties officeooo:paragraph-rsid="086b582a"/>
    </style:style>
    <style:style style:name="P47" style:family="paragraph" style:parent-style-name="Table_20_Contents">
      <style:text-properties officeooo:paragraph-rsid="086d5211"/>
    </style:style>
    <style:style style:name="P48" style:family="paragraph" style:parent-style-name="Table_20_Contents">
      <style:text-properties officeooo:paragraph-rsid="087b2d65"/>
    </style:style>
    <style:style style:name="P49" style:family="paragraph" style:parent-style-name="Table_20_Contents">
      <style:text-properties officeooo:paragraph-rsid="083d7f22"/>
    </style:style>
    <style:style style:name="P50" style:family="paragraph" style:parent-style-name="Table_20_Contents">
      <style:text-properties officeooo:paragraph-rsid="0892c303"/>
    </style:style>
    <style:style style:name="P51" style:family="paragraph" style:parent-style-name="Table_20_Contents">
      <style:text-properties officeooo:paragraph-rsid="088b1602"/>
    </style:style>
    <style:style style:name="P52" style:family="paragraph" style:parent-style-name="Table_20_Contents">
      <style:text-properties officeooo:rsid="088bdc06" officeooo:paragraph-rsid="088bdc06"/>
    </style:style>
    <style:style style:name="P53" style:family="paragraph" style:parent-style-name="Table_20_Contents">
      <style:text-properties officeooo:paragraph-rsid="088d99fa"/>
    </style:style>
    <style:style style:name="P54" style:family="paragraph" style:parent-style-name="Table_20_Contents">
      <style:text-properties officeooo:paragraph-rsid="088f3e7c"/>
    </style:style>
    <style:style style:name="P55" style:family="paragraph" style:parent-style-name="Table_20_Contents">
      <style:text-properties officeooo:paragraph-rsid="07e58567"/>
    </style:style>
    <style:style style:name="P56" style:family="paragraph" style:parent-style-name="Table_20_Contents">
      <style:text-properties officeooo:paragraph-rsid="08882a4e"/>
    </style:style>
    <style:style style:name="P57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58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59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60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62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63" style:family="paragraph" style:parent-style-name="Table_20_Contents" style:list-style-name="L1"/>
    <style:style style:name="P64" style:family="paragraph" style:parent-style-name="Table_20_Contents" style:list-style-name="L2"/>
    <style:style style:name="P65" style:family="paragraph" style:parent-style-name="Table_20_Contents" style:list-style-name="L2">
      <style:text-properties fo:font-weight="bold" style:font-weight-asian="bold" style:font-weight-complex="bold"/>
    </style:style>
    <style:style style:name="P66" style:family="paragraph" style:parent-style-name="Table_20_Contents" style:list-style-name="L3">
      <style:text-properties fo:font-weight="bold" style:font-weight-asian="bold" style:font-weight-complex="bold"/>
    </style:style>
    <style:style style:name="P67" style:family="paragraph" style:parent-style-name="Table_20_Contents" style:list-style-name="L5">
      <style:text-properties fo:font-weight="bold" officeooo:paragraph-rsid="086d5211" style:font-weight-asian="bold" style:font-weight-complex="bold"/>
    </style:style>
    <style:style style:name="P68" style:family="paragraph" style:parent-style-name="Table_20_Contents" style:list-style-name="L5">
      <style:text-properties fo:font-weight="bold" officeooo:paragraph-rsid="088fec93" style:font-weight-asian="bold" style:font-weight-complex="bold"/>
    </style:style>
    <style:style style:name="P69" style:family="paragraph" style:parent-style-name="Table_20_Contents" style:list-style-name="L10">
      <style:text-properties fo:font-weight="bold" style:font-weight-asian="bold" style:font-weight-complex="bold"/>
    </style:style>
    <style:style style:name="P70" style:family="paragraph" style:parent-style-name="Table_20_Contents" style:list-style-name="L9">
      <style:text-properties fo:font-weight="bold" style:font-weight-asian="bold" style:font-weight-complex="bold"/>
    </style:style>
    <style:style style:name="P71" style:family="paragraph" style:parent-style-name="Table_20_Contents" style:list-style-name="L12">
      <style:text-properties fo:font-weight="bold" style:font-weight-asian="bold" style:font-weight-complex="bold"/>
    </style:style>
    <style:style style:name="P72" style:family="paragraph" style:parent-style-name="Table_20_Contents" style:list-style-name="L4"/>
    <style:style style:name="P73" style:family="paragraph" style:parent-style-name="Table_20_Contents" style:list-style-name="L5">
      <style:text-properties officeooo:paragraph-rsid="086d5211"/>
    </style:style>
    <style:style style:name="P74" style:family="paragraph" style:parent-style-name="Table_20_Contents" style:list-style-name="L5">
      <style:text-properties officeooo:paragraph-rsid="0892c303"/>
    </style:style>
    <style:style style:name="P75" style:family="paragraph" style:parent-style-name="Table_20_Contents" style:list-style-name="L6">
      <style:text-properties officeooo:paragraph-rsid="0892c303"/>
    </style:style>
    <style:style style:name="P76" style:family="paragraph" style:parent-style-name="Table_20_Contents" style:list-style-name="L7"/>
    <style:style style:name="P77" style:family="paragraph" style:parent-style-name="Table_20_Contents" style:list-style-name="L8"/>
    <style:style style:name="P78" style:family="paragraph" style:parent-style-name="Table_20_Contents" style:list-style-name="L9"/>
    <style:style style:name="P79" style:family="paragraph" style:parent-style-name="Table_20_Contents" style:list-style-name="L10"/>
    <style:style style:name="P80" style:family="paragraph" style:parent-style-name="Table_20_Contents" style:list-style-name="L11"/>
    <style:style style:name="P81" style:family="paragraph" style:parent-style-name="Table_20_Contents" style:list-style-name="L13"/>
    <style:style style:name="P82" style:family="paragraph" style:parent-style-name="Table_20_Contents" style:list-style-name="L13">
      <style:text-properties officeooo:paragraph-rsid="086f9cac"/>
    </style:style>
    <style:style style:name="P83" style:family="paragraph" style:parent-style-name="Table_20_Contents" style:list-style-name="L13">
      <style:text-properties style:font-name="Liberation Serif" fo:font-weight="normal" style:font-weight-asian="normal" style:font-weight-complex="normal"/>
    </style:style>
    <style:style style:name="P84" style:family="paragraph" style:parent-style-name="Table_20_Contents" style:list-style-name="L14">
      <style:text-properties officeooo:paragraph-rsid="086f9cac"/>
    </style:style>
    <style:style style:name="P85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6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d85d0e" style:font-weight-asian="bold" style:font-weight-complex="bold"/>
    </style:style>
    <style:style style:name="T3" style:family="text">
      <style:text-properties fo:font-weight="bold" officeooo:rsid="07709eb7" style:font-weight-asian="bold" style:font-weight-complex="bold"/>
    </style:style>
    <style:style style:name="T4" style:family="text">
      <style:text-properties fo:font-weight="bold" officeooo:rsid="078aa233" style:font-weight-asian="bold" style:font-weight-complex="bold"/>
    </style:style>
    <style:style style:name="T5" style:family="text">
      <style:text-properties fo:font-weight="bold" officeooo:rsid="07d324b4" style:font-weight-asian="bold" style:font-weight-complex="bold"/>
    </style:style>
    <style:style style:name="T6" style:family="text">
      <style:text-properties fo:font-weight="bold" officeooo:rsid="083d8fcd" style:font-weight-asian="bold" style:font-weight-complex="bold"/>
    </style:style>
    <style:style style:name="T7" style:family="text">
      <style:text-properties fo:font-weight="bold" officeooo:rsid="0841591e" style:font-weight-asian="bold" style:font-weight-complex="bold"/>
    </style:style>
    <style:style style:name="T8" style:family="text">
      <style:text-properties fo:font-weight="bold" officeooo:rsid="084362e9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language="en" fo:country="US" fo:font-weight="bold" officeooo:rsid="06d383fc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language="en" fo:country="US" fo:font-weight="bold" officeooo:rsid="06e55c0b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language="en" fo:country="US" fo:font-weight="bold" style:font-size-asian="12pt" style:font-size-complex="12pt"/>
    </style:style>
    <style:style style:name="T14" style:family="text">
      <style:text-properties style:font-name="Liberation Serif" fo:font-size="12pt" fo:language="en" fo:country="US" style:font-size-asian="12pt" style:font-size-complex="12pt"/>
    </style:style>
    <style:style style:name="T15" style:family="text">
      <style:text-properties style:font-name="Liberation Serif" fo:font-size="12pt" fo:language="en" fo:country="US" officeooo:rsid="06e55c0b" style:font-size-asian="12pt" style:font-size-complex="12pt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style:font-name="Liberation Serif" fo:font-weight="normal" officeooo:rsid="08097626" style:font-weight-asian="normal" style:font-weight-complex="normal"/>
    </style:style>
    <style:style style:name="T20" style:family="text">
      <style:text-properties style:font-name="Liberation Serif" fo:font-weight="normal" officeooo:rsid="081e07ee" style:font-weight-asian="normal" style:font-weight-complex="normal"/>
    </style:style>
    <style:style style:name="T21" style:family="text">
      <style:text-properties style:font-name="Liberation Serif" fo:font-weight="normal" officeooo:rsid="081ffae6" style:font-weight-asian="normal" style:font-weight-complex="normal"/>
    </style:style>
    <style:style style:name="T22" style:family="text">
      <style:text-properties style:font-name="Liberation Serif" fo:font-weight="normal" officeooo:rsid="08212543" style:font-weight-asian="normal" style:font-weight-complex="normal"/>
    </style:style>
    <style:style style:name="T23" style:family="text">
      <style:text-properties style:font-name="Liberation Serif" fo:font-weight="normal" officeooo:rsid="08262073" style:font-weight-asian="normal" style:font-weight-complex="normal"/>
    </style:style>
    <style:style style:name="T24" style:family="text">
      <style:text-properties style:font-name="Liberation Serif" fo:font-weight="normal" officeooo:rsid="0892c303" style:font-weight-asian="normal" style:font-weight-complex="normal"/>
    </style:style>
    <style:style style:name="T25" style:family="text">
      <style:text-properties style:font-name="Liberation Serif" fo:font-weight="bold" style:font-weight-asian="bold" style:font-weight-complex="bold"/>
    </style:style>
    <style:style style:name="T26" style:family="text">
      <style:text-properties style:font-name="Liberation Serif" fo:font-weight="bold" officeooo:rsid="082284a5" style:font-weight-asian="bold" style:font-weight-complex="bold"/>
    </style:style>
    <style:style style:name="T27" style:family="text">
      <style:text-properties style:font-name="Liberation Serif" fo:font-weight="bold" officeooo:rsid="08011937" style:font-weight-asian="bold" style:font-weight-complex="bold"/>
    </style:style>
    <style:style style:name="T28" style:family="text">
      <style:text-properties style:font-name="Liberation Serif" fo:font-weight="bold" officeooo:rsid="087b2d65" style:font-weight-asian="bold" style:font-weight-complex="bold"/>
    </style:style>
    <style:style style:name="T29" style:family="text">
      <style:text-properties style:font-name="Liberation Serif" fo:font-weight="bold" officeooo:rsid="088f3e7c" style:font-weight-asian="bold" style:font-weight-complex="bold"/>
    </style:style>
    <style:style style:name="T30" style:family="text">
      <style:text-properties style:font-name="Liberation Serif" officeooo:rsid="084b06ed"/>
    </style:style>
    <style:style style:name="T31" style:family="text">
      <style:text-properties style:font-name="Liberation Serif" officeooo:rsid="0879daf5"/>
    </style:style>
    <style:style style:name="T32" style:family="text">
      <style:text-properties style:font-name="Liberation Serif" officeooo:rsid="087a82b9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language="en" fo:country="US" fo:font-weight="bold"/>
    </style:style>
    <style:style style:name="T35" style:family="text">
      <style:text-properties fo:language="en" fo:country="US" fo:font-weight="bold" style:font-weight-asian="bold" style:font-weight-complex="bold"/>
    </style:style>
    <style:style style:name="T36" style:family="text">
      <style:text-properties fo:language="en" fo:country="US" fo:font-weight="bold" officeooo:rsid="06e55c0b" style:font-weight-asian="bold" style:font-weight-complex="bold"/>
    </style:style>
    <style:style style:name="T37" style:family="text">
      <style:text-properties fo:language="en" fo:country="US" fo:font-weight="bold" officeooo:rsid="07d0bbc1" style:font-weight-asian="bold" style:font-weight-complex="bold"/>
    </style:style>
    <style:style style:name="T38" style:family="text">
      <style:text-properties fo:language="en" fo:country="US" fo:font-weight="bold" officeooo:rsid="088520b8" style:font-weight-asian="bold" style:font-weight-complex="bold"/>
    </style:style>
    <style:style style:name="T39" style:family="text">
      <style:text-properties officeooo:rsid="009ccf87"/>
    </style:style>
    <style:style style:name="T40" style:family="text">
      <style:text-properties officeooo:rsid="0270a0db"/>
    </style:style>
    <style:style style:name="T41" style:family="text">
      <style:text-properties officeooo:rsid="02befdb2"/>
    </style:style>
    <style:style style:name="T42" style:family="text">
      <style:text-properties officeooo:rsid="0198a170"/>
    </style:style>
    <style:style style:name="T43" style:family="text">
      <style:text-properties officeooo:rsid="01a0b5ab"/>
    </style:style>
    <style:style style:name="T44" style:family="text">
      <style:text-properties officeooo:rsid="019f26e1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officeooo:rsid="074f9fbc"/>
    </style:style>
    <style:style style:name="T47" style:family="text">
      <style:text-properties officeooo:rsid="07d0bbc1"/>
    </style:style>
    <style:style style:name="T48" style:family="text">
      <style:text-properties officeooo:rsid="07d324b4"/>
    </style:style>
    <style:style style:name="T49" style:family="text">
      <style:text-properties officeooo:rsid="07d47058"/>
    </style:style>
    <style:style style:name="T50" style:family="text">
      <style:text-properties officeooo:rsid="061c2919"/>
    </style:style>
    <style:style style:name="T51" style:family="text">
      <style:text-properties officeooo:rsid="06e3ff8f"/>
    </style:style>
    <style:style style:name="T52" style:family="text">
      <style:text-properties officeooo:rsid="078aa233"/>
    </style:style>
    <style:style style:name="T53" style:family="text">
      <style:text-properties officeooo:rsid="07709eb7"/>
    </style:style>
    <style:style style:name="T54" style:family="text">
      <style:text-properties officeooo:rsid="042ab8d4"/>
    </style:style>
    <style:style style:name="T55" style:family="text">
      <style:text-properties officeooo:rsid="07d7c75c"/>
    </style:style>
    <style:style style:name="T56" style:family="text">
      <style:text-properties officeooo:rsid="07e1ea2a"/>
    </style:style>
    <style:style style:name="T57" style:family="text">
      <style:text-properties officeooo:rsid="002d4cf0"/>
    </style:style>
    <style:style style:name="T58" style:family="text">
      <style:text-properties officeooo:rsid="002f4af5"/>
    </style:style>
    <style:style style:name="T59" style:family="text">
      <style:text-properties officeooo:rsid="001cd725"/>
    </style:style>
    <style:style style:name="T60" style:family="text">
      <style:text-properties style:font-name="Liberation Mono" fo:font-weight="bold" style:font-weight-asian="bold" style:font-weight-complex="bold"/>
    </style:style>
    <style:style style:name="T61" style:family="text">
      <style:text-properties officeooo:rsid="08289852"/>
    </style:style>
    <style:style style:name="T62" style:family="text">
      <style:text-properties officeooo:rsid="0839fbd6"/>
    </style:style>
    <style:style style:name="T63" style:family="text">
      <style:text-properties officeooo:rsid="0841591e"/>
    </style:style>
    <style:style style:name="T64" style:family="text">
      <style:text-properties officeooo:rsid="085189e4"/>
    </style:style>
    <style:style style:name="T65" style:family="text">
      <style:text-properties officeooo:rsid="085e9e95"/>
    </style:style>
    <style:style style:name="T66" style:family="text">
      <style:text-properties officeooo:rsid="08878636"/>
    </style:style>
    <style:style style:name="T67" style:family="text">
      <style:text-properties officeooo:rsid="088fec93"/>
    </style:style>
    <style:style style:name="T68" style:family="text">
      <style:text-properties officeooo:rsid="089bf337"/>
    </style:style>
    <style:style style:name="T69" style:family="text">
      <style:text-properties officeooo:rsid="00371e2f"/>
    </style:style>
    <style:style style:name="T70" style:family="text">
      <style:text-properties officeooo:rsid="0263684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firstHeading"/><text:span text:style-name="T10">Python</text:span><text:span text:style-name="T14">/C2/</text:span><text:span text:style-name="T15">Using-</text:span><text:span text:style-name="T12">Python-</text:span><text:span text:style-name="T15">Modules</text:span><text:span text:style-name="T14">/English</text:span></text:h>
      <text:p text:style-name="P1"/>
      <text:section text:style-name="Sect1" text:name="bodyContent">
        <text:p text:style-name="P3"/>
        <text:section text:style-name="Sect1" text:name="contentSub">
          <text:p text:style-name="P3"><text:s/></text:p>
        </text:section>
      </text:section>
      <text:section text:style-name="Sect2" text:name="mw-content-text">
        <text:p text:style-name="P4"><text:span text:style-name="T13">Title of script</text:span><text:span text:style-name="T14">: </text:span><text:span text:style-name="T11"><text:s/></text:span><text:span text:style-name="T12">Using Python Modules </text:span></text:p>
        <text:p text:style-name="P2">Author: <text:span text:style-name="T65">Puneeth, </text:span><text:s/><text:span text:style-name="T39">Aditya Palaparthy, Thirumalesh H S</text:span></text:p>
        <text:p text:style-name="P3"><text:span text:style-name="T34">Keywords: </text:span><text:span text:style-name="T35">Python</text:span><text:span text:style-name="T34">, </text:span><text:span text:style-name="T35">Ipython, </text:span><text:span text:style-name="T37">scripts, import, </text:span><text:span text:style-name="T38">modules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Visual Cue</text:p>
            </table:table-cell>
            <table:table-cell table:style-name="Table1.A1" office:value-type="string">
              <text:p text:style-name="P7">Narration</text:p>
            </table:table-cell>
          </table:table-row>
          <table:table-row>
            <table:table-cell table:style-name="Table1.A1" office:value-type="string">
              <text:p text:style-name="Table_20_Contents">Show Slide </text:p>
              <text:p text:style-name="Table_20_Contents">containing title, name of the production team along with the logo of MHRD </text:p>
            </table:table-cell>
            <table:table-cell table:style-name="Table1.A1" office:value-type="string">
              <text:p text:style-name="Table_20_Contents"><text:span text:style-name="T45">Hello Friends. Welcome to the tutorial on "</text:span><text:span text:style-name="T36">Using Python Modules </text:span><text:span text:style-name="T45">". </text:span></text:p>
            </table:table-cell>
          </table:table-row>
          <table:table-row>
            <table:table-cell table:style-name="Table1.A1" office:value-type="string">
              <text:p text:style-name="Table_20_Contents">Show Slide </text:p>
              <text:p text:style-name="Table_20_Contents"><text:span text:style-name="T41">O</text:span>bjectives </text:p>
              <text:p text:style-name="Table_20_Contents"/>
            </table:table-cell>
            <table:table-cell table:style-name="Table1.A1" office:value-type="string">
              <text:p text:style-name="Table_20_Contents"><text:span text:style-name="T42">At the end of</text:span> this tutorial, <text:span text:style-name="T47">you will be able to-</text:span> </text:p>
              <text:list xml:id="list139649514401765488" text:style-name="L1">
                <text:list-item>
                  <text:p text:style-name="P63"><text:span text:style-name="T1">Execute</text:span> <text:span text:style-name="T1">python</text:span> <text:span text:style-name="T1">scripts</text:span> from <text:span text:style-name="T1">command</text:span> <text:span text:style-name="T1">line</text:span>. </text:p>
                </text:list-item>
                <text:list-item text:style-override="L2">
                  <text:p text:style-name="P64">Use <text:span text:style-name="T1">import</text:span> in <text:span text:style-name="T1">scripts</text:span>. </text:p>
                </text:list-item>
                <text:list-item text:style-override="L2">
                  <text:p text:style-name="P64"><text:span text:style-name="T1">Import scipy </text:span><text:span text:style-name="T33">and</text:span><text:span text:style-name="T1"> pylab modules.</text:span> </text:p>
                </text:list-item>
                <text:list-item text:style-override="L2">
                  <text:p text:style-name="P65"><text:span text:style-name="T33">Use</text:span> python standard modules <text:span text:style-name="T33">and</text:span> 3rd party modules.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Table_20_Contents">Show Slide </text:p>
              <text:p text:style-name="Table_20_Contents">System <text:span text:style-name="T55">Specifications</text:span> </text:p>
            </table:table-cell>
            <table:table-cell table:style-name="Table1.A4" office:value-type="string">
              <text:p text:style-name="Table_20_Contents">To record this tutorial, I am using </text:p>
              <text:list xml:id="list4570453582967469218" text:style-name="L3">
                <text:list-item>
                  <text:p text:style-name="P66">Ubuntu Linux 14.04 operating system</text:p>
                </text:list-item>
                <text:list-item>
                  <text:p text:style-name="P66">Python 2.7.6</text:p>
                </text:list-item>
                <text:list-item>
                  <text:p text:style-name="P66">IPython <text:span text:style-name="T50">4</text:span>.0.0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Table_20_Contents">Show Slide </text:p>
              <text:p text:style-name="Table_20_Contents">Pre-requisite slide </text:p>
            </table:table-cell>
            <table:table-cell table:style-name="Table1.A4" office:value-type="string">
              <text:p text:style-name="Table_20_Contents">To <text:span text:style-name="T43">practise</text:span> this tutorial, <text:span text:style-name="T44">you </text:span>should know how to </text:p>
              <text:list xml:id="list7019840420213748544" text:style-name="L4">
                <text:list-item>
                  <text:p text:style-name="P72">run basic <text:span text:style-name="T1">Python commands</text:span> on the <text:span text:style-name="T2">IP</text:span><text:span text:style-name="T1">ython</text:span> <text:span text:style-name="T1">console</text:span></text:p>
                </text:list-item>
                <text:list-item>
                  <text:p text:style-name="P72"><text:span text:style-name="T51">use</text:span> <text:span text:style-name="T4">plot</text:span><text:span text:style-name="T52"> </text:span><text:span text:style-name="T4">interactively</text:span></text:p>
                </text:list-item>
                <text:list-item>
                  <text:p text:style-name="P72"><text:span text:style-name="T1">embellish</text:span> a<text:span text:style-name="T48">nd </text:span><text:span text:style-name="T5">save</text:span><text:span text:style-name="T48"> a</text:span> <text:span text:style-name="T1">plot</text:span></text:p>
                </text:list-item>
              </text:list>
              <text:p text:style-name="Table_20_Contents"/>
              <text:p text:style-name="Table_20_Contents">If not, <text:span text:style-name="T42">see the pre-requisite</text:span> <text:span text:style-name="T1">Python</text:span> tutorials <text:span text:style-name="T42">on </text:span>this website.</text:p>
            </table:table-cell>
          </table:table-row>
          <table:table-row>
            <table:table-cell table:style-name="Table1.A4" office:value-type="string">
              <text:p text:style-name="Table_20_Contents">Show Slide</text:p>
              <text:p text:style-name="Table_20_Contents"><text:span text:style-name="T66">R</text:span>unning <text:span text:style-name="T1">python</text:span> <text:span text:style-name="T1">scripts</text:span> from <text:span text:style-name="T1">command</text:span> <text:span text:style-name="T1">line</text:span> </text:p>
              <text:p text:style-name="Table_20_Contents"/>
            </table:table-cell>
            <table:table-cell table:style-name="Table1.A4" office:value-type="string">
              <text:p text:style-name="Table_20_Contents">Let us create a simple <text:span text:style-name="T1">python</text:span> <text:span text:style-name="T1">script</text:span> to <text:span text:style-name="T1">print</text:span> <text:span text:style-name="T1">hello</text:span> <text:span text:style-name="T1">world</text:span>. </text:p>
              <text:p text:style-name="Table_20_Contents"><text:s/></text:p>
            </table:table-cell>
          </table:table-row>
          <table:table-row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P56">Open your <text:span text:style-name="T1">text</text:span> <text:span text:style-name="T1">editor</text:span> and type </text:p>
            </table:table-cell>
          </table:table-row>
          <table:table-row>
            <table:table-cell table:style-name="Table1.A4" office:value-type="string">
              <text:p text:style-name="P13">[Text editor]</text:p>
              <text:p text:style-name="Table_20_Contents"/>
              <text:p text:style-name="P7">print "Hello world!"</text:p>
              <text:p text:style-name="Table_20_Contents"/>
            </table:table-cell>
            <table:table-cell table:style-name="Table1.A4" office:value-type="string">
              <text:p text:style-name="P55"><text:s/><text:span text:style-name="T1">print "Hello world!"</text:span></text:p>
            </table:table-cell>
          </table:table-row>
          <table:table-row>
            <table:table-cell table:style-name="Table1.A4" office:value-type="string">
              <text:p text:style-name="Table_20_Contents"/>
              <text:p text:style-name="Table_20_Contents">Save the script as <text:span text:style-name="T1">hello.py</text:span> </text:p>
            </table:table-cell>
            <table:table-cell table:style-name="Table1.A4" office:value-type="string">
              <text:p text:style-name="Table_20_Contents"><text:span text:style-name="T18">Now </text:span><text:span text:style-name="T25">save</text:span><text:span text:style-name="T18"> this </text:span><text:span text:style-name="T25">script</text:span><text:span text:style-name="T18"> as </text:span><text:span text:style-name="Teletype"><text:span text:style-name="T25">hello.py</text:span></text:span><text:span text:style-name="T18">, </text:span></text:p>
            </table:table-cell>
          </table:table-row>
          <table:table-row table:style-name="Table1.10">
            <table:table-cell table:style-name="Table1.A10" office:value-type="string">
              <text:p text:style-name="Table_20_Contents"><text:span text:style-name="T49">[Terminal]</text:span> </text:p>
              <text:p text:style-name="Table_20_Contents"/>
              <text:p text:style-name="P7">ipython</text:p>
            </table:table-cell>
            <table:table-cell table:style-name="Table1.A10" office:value-type="string">
              <text:p text:style-name="Table_20_Contents">Start the <text:span text:style-name="T1">ipython</text:span> <text:span text:style-name="T1">interpreter</text:span> <text:span text:style-name="T56">by typing</text:span></text:p>
              <text:p text:style-name="Table_20_Contents"/>
              <text:p text:style-name="P8">ipython</text:p>
            </table:table-cell>
          </table:table-row>
          <text:soft-page-break/>
          <table:table-row>
            <table:table-cell table:style-name="Table1.A1" office:value-type="string">
              <text:p text:style-name="Table_20_Contents">[I<text:span text:style-name="T1">python</text:span> Console]</text:p>
              <text:p text:style-name="Table_20_Contents"/>
              <text:p text:style-name="P12"><text:span text:style-name="T1">%run -i hello.py</text:span> </text:p>
            </table:table-cell>
            <table:table-cell table:style-name="Table1.A1" office:value-type="string">
              <text:p text:style-name="Table_20_Contents"><text:span text:style-name="T31">W</text:span><text:span text:style-name="T9">e have seen how to run a </text:span><text:span text:style-name="T25">script</text:span><text:span text:style-name="T9"> </text:span><text:span text:style-name="T32">in</text:span><text:span text:style-name="T9"> the </text:span><text:span text:style-name="T25">IPython</text:span><text:span text:style-name="T9"> </text:span><text:span text:style-name="T25">interpreter</text:span><text:span text:style-name="T9"> using </text:span><text:span text:style-name="Teletype"><text:span text:style-name="T25">%run</text:span></text:span><text:span text:style-name="T9"> </text:span></text:p>
              <text:p text:style-name="Table_20_Contents">Type</text:p>
              <text:p text:style-name="P12"><text:span text:style-name="T1">%run -i hello.py</text:span> </text:p>
            </table:table-cell>
          </table:table-row>
          <table:table-row>
            <table:table-cell table:style-name="Table1.A10" office:value-type="string">
              <text:p text:style-name="Table_20_Contents">Open terminal and navigate to directory where <text:span text:style-name="T1">hello.py</text:span> was saved </text:p>
            </table:table-cell>
            <table:table-cell table:style-name="Table1.A10" office:value-type="string">
              <text:p text:style-name="Table_20_Contents">The correct method is to run it using the <text:span text:style-name="T1">Python</text:span> <text:span text:style-name="T1">interpreter</text:span>. </text:p>
              <text:p text:style-name="P14"/>
              <text:p text:style-name="Table_20_Contents">Open <text:span text:style-name="T68">another</text:span> <text:span text:style-name="T1">terminal</text:span> and navigate to the <text:span text:style-name="T1">directory</text:span> where <text:span text:style-name="T1">hello.py</text:span> is, </text:p>
            </table:table-cell>
          </table:table-row>
          <table:table-row>
            <table:table-cell table:style-name="Table1.A10" office:value-type="string">
              <text:p text:style-name="Table_20_Contents">[Terminal]</text:p>
              <text:p text:style-name="Table_20_Contents"/>
              <text:p text:style-name="P7">python hello.py </text:p>
            </table:table-cell>
            <table:table-cell table:style-name="Table1.A10" office:value-type="string">
              <text:p text:style-name="Table_20_Contents">We shall <text:span text:style-name="T1">run</text:span> the <text:span text:style-name="T1">script</text:span> </text:p>
              <text:p text:style-name="Table_20_Contents"/>
              <text:p text:style-name="Table_20_Contents">Typ<text:span text:style-name="T46">e</text:span></text:p>
              <text:p text:style-name="Table_20_Contents"><text:span text:style-name="T1">python hello.py</text:span> </text:p>
              <text:p text:style-name="Table_20_Contents"/>
              <text:p text:style-name="P15"><text:span text:style-name="T9">It </text:span><text:span text:style-name="T25">executed</text:span><text:span text:style-name="T9"> the </text:span><text:span text:style-name="T25">script</text:span><text:span text:style-name="T9"> and we got the output </text:span></text:p>
              <text:p text:style-name="P15"/>
              <text:p text:style-name="P15"><text:span text:style-name="Teletype"><text:span text:style-name="T25">Hello World!</text:span></text:span></text:p>
            </table:table-cell>
          </table:table-row>
          <table:table-row table:style-name="Table1.14">
            <table:table-cell table:style-name="Table1.A4" office:value-type="string">
              <text:p text:style-name="P16">Show Slide</text:p>
              <text:p text:style-name="Table_20_Contents">Four plot problem </text:p>
              <text:p text:style-name="Table_20_Contents"/>
            </table:table-cell>
            <table:table-cell table:style-name="Table1.A4" office:value-type="string">
              <text:p text:style-name="P23">Now, we have a four plot problem where we have <text:span text:style-name="T1">plotted</text:span> four <text:span text:style-name="T1">plots</text:span> in a single <text:span text:style-name="T1">figure</text:span>. </text:p>
              <text:p text:style-name="P23"/>
              <text:p text:style-name="P23">Let us <text:span text:style-name="T1">run</text:span> that <text:span text:style-name="T1">script</text:span> from <text:span text:style-name="T1">command</text:span> <text:span text:style-name="T1">line</text:span>. </text:p>
            </table:table-cell>
          </table:table-row>
          <table:table-row table:style-name="Table1.14">
            <table:table-cell table:style-name="Table1.A4" office:value-type="string">
              <text:p text:style-name="P24">Open the <text:span text:style-name="T1">four_plot.py</text:span> <text:span text:style-name="T1">file</text:span> in <text:span text:style-name="T1">text</text:span> <text:span text:style-name="T1">editor</text:span> and show <text:s/></text:p>
            </table:table-cell>
            <table:table-cell table:style-name="Table1.A4" office:value-type="string">
              <text:p text:style-name="Table_20_Contents">If you don't have the <text:span text:style-name="T1">script</text:span>, then make one with the following set of <text:span text:style-name="T1">commands</text:span> </text:p>
            </table:table-cell>
          </table:table-row>
          <table:table-row table:style-name="Table1.14">
            <table:table-cell table:style-name="Table1.A4" office:value-type="string">
              <text:p text:style-name="Table_20_Contents">[Terminal]</text:p>
              <text:p text:style-name="Table_20_Contents"><text:span text:style-name="T1">python</text:span> <text:span text:style-name="T1">four_plot.py</text:span> </text:p>
            </table:table-cell>
            <table:table-cell table:style-name="Table1.A4" office:value-type="string">
              <text:p text:style-name="Table_20_Contents">Now let us <text:span text:style-name="T1">run</text:span> <text:span text:style-name="T1">four_plot.py</text:span> as a <text:span text:style-name="T1">python</text:span> script. </text:p>
              <text:p text:style-name="Table_20_Contents"/>
              <text:p text:style-name="Table_20_Contents">Type</text:p>
              <text:p text:style-name="Table_20_Contents"><text:span text:style-name="T1">python</text:span> <text:span text:style-name="T1">four_plot.py</text:span> </text:p>
            </table:table-cell>
          </table:table-row>
          <table:table-row table:style-name="Table1.14">
            <table:table-cell table:style-name="Table1.A4" office:value-type="string">
              <text:p text:style-name="P29">[Terminal]</text:p>
            </table:table-cell>
            <table:table-cell table:style-name="Table1.A4" office:value-type="string">
              <text:p text:style-name="P25"><text:span text:style-name="T18">It gave an error </text:span><text:span text:style-name="Teletype"><text:span text:style-name="T60">linspace()</text:span></text:span><text:span text:style-name="T18"> is not defined.</text:span></text:p>
              <text:p text:style-name="P30"><text:span text:style-name="T19">It</text:span><text:span text:style-name="T18"> means that,</text:span></text:p>
              <text:p text:style-name="P30"/>
              <text:p text:style-name="P30"><text:span text:style-name="T25">function </text:span><text:span text:style-name="Teletype"><text:span text:style-name="T25">linspace()</text:span></text:span><text:span text:style-name="T18"> is not available in the current </text:span><text:span text:style-name="T25">name-space</text:span><text:span text:style-name="T18"> </text:span></text:p>
              <text:p text:style-name="P18"/>
              <text:p text:style-name="P26"><text:span text:style-name="T22">But, t</text:span><text:span text:style-name="T18">h</text:span><text:span text:style-name="T21">is</text:span><text:span text:style-name="T18"> </text:span><text:span text:style-name="T25">script</text:span><text:span text:style-name="T18"> </text:span><text:span text:style-name="T20">works </text:span><text:span text:style-name="T18">in </text:span><text:span text:style-name="T26">ip</text:span><text:span text:style-name="T25">ython</text:span><text:span text:style-name="T18"> started with the option </text:span><text:span text:style-name="Teletype"><text:span text:style-name="T25">--pylab</text:span></text:span></text:p>
              <text:p text:style-name="P31">Type </text:p>
              <text:p text:style-name="P9">ipython --pylab</text:p>
              <text:p text:style-name="P9">%run -i four_plot.py</text:p>
            </table:table-cell>
          </table:table-row>
          <table:table-row table:style-name="Table1.14">
            <table:table-cell table:style-name="Table1.A4" office:value-type="string">
              <text:p text:style-name="P29">[<text:span text:style-name="T61">IPython </text:span>Terminal]</text:p>
            </table:table-cell>
            <table:table-cell table:style-name="Table1.A4" office:value-type="string">
              <text:p text:style-name="P32"><text:span text:style-name="T25">--</text:span><text:span text:style-name="Teletype"><text:span text:style-name="T25">pylab </text:span></text:span><text:span text:style-name="T18">import</text:span><text:span text:style-name="T23">s</text:span><text:span text:style-name="T18"> the required modules to our name-space.</text:span></text:p>
              <text:p text:style-name="P27"/>
              <text:p text:style-name="P28"><text:span text:style-name="T18">And thus we don't have to explicitly </text:span><text:span text:style-name="T25">import</text:span><text:span text:style-name="T18"> </text:span><text:span text:style-name="T25">modules</text:span><text:span text:style-name="T18">.</text:span></text:p>
              <text:p text:style-name="P19"><text:s/></text:p>
              <text:p text:style-name="Table_20_Contents">So now let us try to fix the problem and run the <text:span text:style-name="T1">script</text:span> in <text:span text:style-name="T1">command</text:span> <text:span text:style-name="T1">line</text:span>, </text:p>
            </table:table-cell>
          </table:table-row>
          <table:table-row table:style-name="Table1.14">
            <table:table-cell table:style-name="Table1.A4" office:value-type="string">
              <text:p text:style-name="Table_20_Contents">Show Slide </text:p>
              <text:p text:style-name="Table_20_Contents"><text:span text:style-name="T18">fix </text:span><text:span text:style-name="Teletype"><text:span text:style-name="T25">linspace</text:span></text:span><text:span text:style-name="T18"> problem </text:span></text:p>
              <text:p text:style-name="Table_20_Contents"/>
            </table:table-cell>
            <table:table-cell table:style-name="Table1.A4" office:value-type="string">
              <text:p text:style-name="Table_20_Contents">add this line as the first line in the script, </text:p>
              <text:p text:style-name="Table_20_Contents"/>
              <text:p text:style-name="P10">from scipy import <text:s/>*</text:p>
            </table:table-cell>
          </table:table-row>
          <text:soft-page-break/>
          <table:table-row table:style-name="Table1.14">
            <table:table-cell table:style-name="Table1.A4" office:value-type="string">
              <text:p text:style-name="P45">[Text editor]</text:p>
              <text:p text:style-name="Table_20_Contents">Add the line as first line in <text:span text:style-name="T1">four_plot.py</text:span> and save </text:p>
              <text:p text:style-name="Table_20_Contents"/>
              <text:p text:style-name="P7">from scipy import *</text:p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4">
            <table:table-cell table:style-name="Table1.A4" office:value-type="string">
              <text:p text:style-name="Table_20_Contents">[Terminal]</text:p>
              <text:p text:style-name="P7">python four_plot.py </text:p>
            </table:table-cell>
            <table:table-cell table:style-name="Table1.A4" office:value-type="string">
              <text:p text:style-name="Table_20_Contents">Now let us run the script again, </text:p>
              <text:p text:style-name="Table_20_Contents">Type </text:p>
              <text:p text:style-name="Table_20_Contents"><text:span text:style-name="T3">python</text:span><text:span text:style-name="T53"> </text:span><text:span text:style-name="T1">four_plot.py </text:span></text:p>
              <text:p text:style-name="Table_20_Contents">Now it gave another <text:span text:style-name="T1">error</text:span> -- <text:span text:style-name="T1">plot not defined,</text:span> <text:s/></text:p>
            </table:table-cell>
          </table:table-row>
          <table:table-row table:style-name="Table1.14">
            <table:table-cell table:style-name="Table1.A4" office:value-type="string">
              <text:p text:style-name="P33">Open <text:span text:style-name="T1">four_plot.py</text:span> in <text:span text:style-name="T1">text editor</text:span></text:p>
            </table:table-cell>
            <table:table-cell table:style-name="Table1.A4" office:value-type="string">
              <text:p text:style-name="Table_20_Contents"/>
              <text:p text:style-name="P34">let us edit the <text:span text:style-name="T1">file</text:span> again and add</text:p>
              <text:p text:style-name="P34"/>
              <text:p text:style-name="P11">from pylab import *</text:p>
              <text:p text:style-name="P34"/>
              <text:p text:style-name="P34">as the second line in our script and save it, </text:p>
            </table:table-cell>
          </table:table-row>
          <table:table-row table:style-name="Table1.14">
            <table:table-cell table:style-name="Table1.A4" office:value-type="string">
              <text:p text:style-name="P35">[Terminal]</text:p>
              <text:p text:style-name="P35"/>
              <text:p text:style-name="Table_20_Contents"><text:span text:style-name="T1">python</text:span> <text:span text:style-name="T1">four_plot.py</text:span></text:p>
              <text:p text:style-name="Table_20_Contents"/>
            </table:table-cell>
            <table:table-cell table:style-name="Table1.A4" office:value-type="string">
              <text:p text:style-name="Table_20_Contents">And now, run the <text:span text:style-name="T1">script.</text:span> </text:p>
              <text:p text:style-name="Table_20_Contents"/>
              <text:p text:style-name="Table_20_Contents">We get the output now. </text:p>
              <text:p text:style-name="Table_20_Contents"/>
              <text:p text:style-name="P36"><text:span text:style-name="T16">We actually </text:span><text:span text:style-name="T17">imported</text:span><text:span text:style-name="T16"> the required </text:span><text:span text:style-name="T17">modules</text:span><text:span text:style-name="T16"> using the </text:span><text:span text:style-name="T17">keyword</text:span><text:span text:style-name="T16"> </text:span><text:span text:style-name="Teletype"><text:span text:style-name="T17">import</text:span></text:span><text:span text:style-name="T16">. <text:s/></text:span></text:p>
            </table:table-cell>
          </table:table-row>
          <table:table-row table:style-name="Table1.14">
            <table:table-cell table:style-name="Table1.A4" office:value-type="string">
              <text:p text:style-name="Table_20_Contents">Show Slide </text:p>
              <text:p text:style-name="Table_20_Contents"/>
              <text:p text:style-name="Table_20_Contents">Better way of fixing </text:p>
            </table:table-cell>
            <table:table-cell table:style-name="Table1.A4" office:value-type="string">
              <text:p text:style-name="P17">It could also be done as by using,</text:p>
              <text:p text:style-name="Table_20_Contents"/>
              <text:p text:style-name="Table_20_Contents"><text:span text:style-name="T1">from scipy import linspace</text:span> </text:p>
              <text:p text:style-name="Table_20_Contents">instead of, </text:p>
              <text:p text:style-name="Table_20_Contents"><text:span text:style-name="T1">from scipy import *</text:span> </text:p>
              <text:p text:style-name="Table_20_Contents"/>
              <text:p text:style-name="P52"><text:span text:style-name="T1">asterisk</text:span> <text:s/><text:span text:style-name="T1">imports</text:span> all <text:span text:style-name="T1">functions</text:span> from <text:span text:style-name="T1">name</text:span>-<text:span text:style-name="T1">space</text:span> <text:span text:style-name="T1">scipy</text:span></text:p>
            </table:table-cell>
          </table:table-row>
          <table:table-row table:style-name="Table1.14"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P51"><text:span text:style-name="T62">I</text:span>t is always good to use <text:span text:style-name="T1">function</text:span> <text:span text:style-name="T1">names</text:span> instead of <text:span text:style-name="T1">asterisk</text:span>. </text:p>
              <text:p text:style-name="P51"/>
              <text:p text:style-name="P51">If we use <text:span text:style-name="T1">asterisk</text:span> to <text:span text:style-name="T1">import</text:span> from a particular <text:span text:style-name="T1">module,</text:span> </text:p>
              <text:p text:style-name="P51"/>
              <text:p text:style-name="P51">it will replace any existing <text:span text:style-name="T1">functions</text:span> with the same name in our <text:span text:style-name="T1">name-space</text:span>. </text:p>
            </table:table-cell>
          </table:table-row>
          <table:table-row table:style-name="Table1.14">
            <table:table-cell table:style-name="Table1.A4" office:value-type="string">
              <text:p text:style-name="P37">Switch to script '<text:span text:style-name="T1">four_plot.py</text:span>' </text:p>
              <text:p text:style-name="P37"/>
              <text:p text:style-name="P37">delete the first two lines and add the following </text:p>
              <text:p text:style-name="Table_20_Contents"/>
              <text:p text:style-name="Table_20_Contents"/>
              <text:p text:style-name="P7">from scipy import linspace, pi, sin</text:p>
              <text:p text:style-name="Table_20_Contents"><text:span text:style-name="T1">from pylab import plot, legend, annotate </text:span><text:span text:style-name="T6">from pylab import </text:span><text:span text:style-name="T1">xlim, ylim, title, show</text:span></text:p>
            </table:table-cell>
            <table:table-cell table:style-name="Table1.A4" office:value-type="string">
              <text:p text:style-name="P49">delete the first two lines and add the following</text:p>
              <text:p text:style-name="P49"/>
            </table:table-cell>
          </table:table-row>
          <text:soft-page-break/>
          <table:table-row table:style-name="Table1.14">
            <table:table-cell table:style-name="Table1.A4" office:value-type="string">
              <text:p text:style-name="P38">[Terminal]</text:p>
              <text:p text:style-name="P38"/>
              <text:p text:style-name="P40"><text:span text:style-name="T1">python</text:span> <text:span text:style-name="T1">four_plot.py</text:span> </text:p>
            </table:table-cell>
            <table:table-cell table:style-name="Table1.A4" office:value-type="string">
              <text:p text:style-name="P40">Now let us try running the code <text:span text:style-name="T63">in the </text:span><text:span text:style-name="T7">terminal</text:span> again as, </text:p>
              <text:p text:style-name="P40"><text:span text:style-name="T1">python</text:span> <text:span text:style-name="T1">four_plot.py</text:span></text:p>
              <text:p text:style-name="P40"/>
              <text:p text:style-name="P41">In this method we actually <text:span text:style-name="T1">imported</text:span> the <text:span text:style-name="T1">functions</text:span> to the current <text:span text:style-name="T1">name-space</text:span>. </text:p>
              <text:p text:style-name="P41"/>
              <text:p text:style-name="P41">There is one more way of doing it. And that is, </text:p>
            </table:table-cell>
          </table:table-row>
          <table:table-row table:style-name="Table1.14">
            <table:table-cell table:style-name="Table1.A4" office:value-type="string">
              <text:p text:style-name="Table_20_Contents">Show Slide</text:p>
              <text:p text:style-name="Table_20_Contents"/>
              <text:p text:style-name="Table_20_Contents">'another fix' </text:p>
            </table:table-cell>
            <table:table-cell table:style-name="Table1.A4" office:value-type="string">
              <text:p text:style-name="P21">Open the script another-fix.py</text:p>
              <text:p text:style-name="P21"/>
              <text:p text:style-name="P48"><text:span text:style-name="T9">Notice that we use </text:span><text:span text:style-name="Teletype"><text:span text:style-name="T25">scipy.pi</text:span></text:span><text:span text:style-name="T25"> </text:span><text:span text:style-name="T18">instead</text:span><text:span text:style-name="T25"> </text:span><text:span text:style-name="T18">of</text:span><text:span text:style-name="T25"> </text:span><text:span text:style-name="T18">just</text:span><text:span text:style-name="T25"> </text:span><text:span text:style-name="Teletype"><text:span text:style-name="T25">pi</text:span></text:span><text:span text:style-name="T25"> </text:span><text:span text:style-name="T18">as in the previous method. </text:span></text:p>
              <text:p text:style-name="P20"/>
              <text:p text:style-name="P53"><text:span text:style-name="T28">Plot </text:span><text:span text:style-name="T25">functions </text:span><text:span text:style-name="T18">are</text:span><text:span text:style-name="T25"> </text:span><text:span text:style-name="T18">called</text:span><text:span text:style-name="T25"> </text:span><text:span text:style-name="T18">as</text:span><text:span text:style-name="T25"> </text:span></text:p>
              <text:p text:style-name="P53"><text:span text:style-name="Teletype"><text:span text:style-name="T25">pylab.plot()</text:span></text:span></text:p>
              <text:p text:style-name="P54"><text:span text:style-name="Teletype"><text:span text:style-name="T29">pylab.legend()</text:span></text:span></text:p>
              <text:p text:style-name="P53"><text:span text:style-name="Teletype"><text:span text:style-name="T25">pylab.annotate()</text:span></text:span><text:span text:style-name="T25"> </text:span></text:p>
              <text:p text:style-name="P22">pylab.xlim pylab.ylim</text:p>
              <text:p text:style-name="P22">pylab.show()</text:p>
            </table:table-cell>
          </table:table-row>
          <table:table-row table:style-name="Table1.14">
            <table:table-cell table:style-name="Table1.A4" office:value-type="string">
              <text:p text:style-name="Table_20_Contents">Show Slide</text:p>
              <text:p text:style-name="Table_20_Contents"><text:s/></text:p>
              <text:p text:style-name="Table_20_Contents">Assignment <text:span text:style-name="T67">1</text:span></text:p>
            </table:table-cell>
            <table:table-cell table:style-name="Table1.A4" office:value-type="string">
              <text:p text:style-name="Table_20_Contents">Pause the video here, try out the following exercise and resume the video. </text:p>
              <text:p text:style-name="Table_20_Contents"/>
              <text:p text:style-name="Table_20_Contents">Write a <text:span text:style-name="T1">script</text:span> to <text:span text:style-name="T1">plot</text:span> a <text:span text:style-name="T1">sine</text:span> <text:span text:style-name="T1">wave</text:span> from<text:span text:style-name="T1"> -</text:span><text:span text:style-name="T8">2</text:span><text:span text:style-name="T1">pi to </text:span><text:span text:style-name="T8">2</text:span><text:span text:style-name="T1">pi</text:span>. </text:p>
            </table:table-cell>
          </table:table-row>
          <table:table-row table:style-name="Table1.14">
            <table:table-cell table:style-name="Table1.A4" office:value-type="string">
              <text:p text:style-name="Table_20_Contents">Open <text:span text:style-name="T1">sine.py</text:span> and show it </text:p>
            </table:table-cell>
            <table:table-cell table:style-name="Table1.A4" office:value-type="string">
              <text:p text:style-name="P42"><text:span text:style-name="T9">The first line we </text:span><text:span text:style-name="T25">import</text:span><text:span text:style-name="T9"> the required </text:span><text:span text:style-name="T25">functions </text:span><text:span text:style-name="Teletype"><text:span text:style-name="T25">linspace</text:span></text:span><text:span text:style-name="T25">, </text:span><text:span text:style-name="Teletype"><text:span text:style-name="T25">sin</text:span></text:span><text:span text:style-name="T25"> </text:span><text:span text:style-name="T18">and</text:span><text:span text:style-name="T25"> constant </text:span><text:span text:style-name="Teletype"><text:span text:style-name="T25">pi</text:span></text:span><text:span text:style-name="T25"> from the module scipy</text:span><text:span text:style-name="T9">.</text:span></text:p>
              <text:p text:style-name="P42"/>
              <text:p text:style-name="P43"><text:span text:style-name="T9">The second and third line we </text:span><text:span text:style-name="T25">import</text:span><text:span text:style-name="T9"> the </text:span><text:span text:style-name="T25">functions </text:span><text:span text:style-name="Teletype"><text:span text:style-name="T25">plot</text:span></text:span><text:span text:style-name="T25">, </text:span><text:span text:style-name="Teletype"><text:span text:style-name="T25">legend</text:span></text:span><text:span text:style-name="T25">, </text:span><text:span text:style-name="Teletype"><text:span text:style-name="T25">show</text:span></text:span><text:span text:style-name="T25">, </text:span><text:span text:style-name="Teletype"><text:span text:style-name="T25">title</text:span></text:span><text:span text:style-name="T25">, </text:span><text:span text:style-name="Teletype"><text:span text:style-name="T25">xlabel</text:span></text:span><text:span text:style-name="T25"> </text:span><text:span text:style-name="T18">and</text:span><text:span text:style-name="T25"> </text:span><text:span text:style-name="Teletype"><text:span text:style-name="T25">ylabel</text:span></text:span><text:span text:style-name="T25">.</text:span><text:span text:style-name="T9"> </text:span></text:p>
              <text:p text:style-name="P43"/>
              <text:p text:style-name="P43"><text:span text:style-name="T9">And the rest </text:span><text:span text:style-name="T30">of </text:span><text:span text:style-name="T9">the </text:span><text:span text:style-name="T25">code</text:span><text:span text:style-name="T9"> </text:span><text:span text:style-name="T30">is </text:span><text:span text:style-name="T9">to generate the </text:span><text:span text:style-name="T25">plot</text:span><text:span text:style-name="T9">. </text:span></text:p>
            </table:table-cell>
          </table:table-row>
          <table:table-row table:style-name="Table1.14">
            <table:table-cell table:style-name="Table1.A4" office:value-type="string">
              <text:p text:style-name="Table_20_Contents">Switch to the terminal </text:p>
              <text:p text:style-name="Table_20_Contents"><text:span text:style-name="T1">python</text:span> <text:span text:style-name="T1">sine.py</text:span></text:p>
            </table:table-cell>
            <table:table-cell table:style-name="Table1.A4" office:value-type="string">
              <text:p text:style-name="Table_20_Contents">We can run it as, <text:span text:style-name="T1">python</text:span> <text:span text:style-name="T1">sine.py</text:span></text:p>
              <text:p text:style-name="Table_20_Contents"/>
              <text:p text:style-name="Table_20_Contents">As we can see, we our <text:span text:style-name="T1">sine</text:span> <text:span text:style-name="T1">plot</text:span>. Let us move further in our topic. </text:p>
            </table:table-cell>
          </table:table-row>
          <table:table-row table:style-name="Table1.14">
            <table:table-cell table:style-name="Table1.A4" office:value-type="string">
              <text:p text:style-name="Table_20_Contents">Show Slide</text:p>
              <text:p text:style-name="Table_20_Contents"/>
              <text:p text:style-name="Table_20_Contents">What is a <text:span text:style-name="T1">module</text:span>? </text:p>
            </table:table-cell>
            <table:table-cell table:style-name="Table1.A4" office:value-type="string">
              <text:p text:style-name="P44">Until now we have been learning about <text:span text:style-name="T1">importing</text:span> <text:span text:style-name="T1">modules</text:span>.</text:p>
              <text:p text:style-name="P44"/>
              <text:p text:style-name="P44"><text:span text:style-name="T64">N</text:span>ow what is a <text:span text:style-name="T1">module</text:span>? </text:p>
              <text:p text:style-name="Table_20_Contents"/>
              <text:p text:style-name="P46">A <text:span text:style-name="T1">module</text:span> is simply a file containing <text:span text:style-name="T1">Python</text:span> <text:span text:style-name="T1">definitions</text:span> and <text:span text:style-name="T1">statements</text:span>. </text:p>
              <text:p text:style-name="P46"/>
              <text:p text:style-name="P46"><text:span text:style-name="T1">Definitions</text:span> from a <text:span text:style-name="T1">module</text:span> can be <text:span text:style-name="T1">imported</text:span> into other <text:span text:style-name="T1">modules</text:span> or into the <text:span text:style-name="T1">main</text:span> <text:span text:style-name="T1">module</text:span>. </text:p>
            </table:table-cell>
          </table:table-row>
          <table:table-row table:style-name="Table1.14">
            <table:table-cell table:style-name="Table1.A4" office:value-type="string">
              <text:p text:style-name="Table_20_Contents">Show Slide</text:p>
              <text:p text:style-name="Table_20_Contents"><text:span text:style-name="T1">Python standard library</text:span> </text:p>
            </table:table-cell>
            <table:table-cell table:style-name="Table1.A4" office:value-type="string">
              <text:p text:style-name="P47"><text:span text:style-name="T1">Python</text:span> has a very rich <text:span text:style-name="T1">standard</text:span> <text:span text:style-name="T1">library</text:span> of <text:span text:style-name="T1">modules</text:span>. </text:p>
              <text:p text:style-name="P47"/>
              <text:p text:style-name="P47">Some of the <text:span text:style-name="T1">standard modules</text:span> are, </text:p>
              <text:list xml:id="list2722941874873588991" text:style-name="L5">
                <text:list-item>
                  <text:p text:style-name="P67"><text:span text:style-name="T33">for</text:span> Math: math, random </text:p>
                </text:list-item>
                <text:list-item>
                  <text:p text:style-name="P67"><text:span text:style-name="T33">for</text:span> Internet access: urllib2, smtplib</text:p>
                </text:list-item>
                <text:list-item>
                  <text:p text:style-name="P73"><text:span text:style-name="T33">for</text:span><text:span text:style-name="T1"> System, Command line arguments: sys </text:span></text:p>
                </text:list-item>
              </text:list>
            </table:table-cell>
          </table:table-row>
          <text:soft-page-break/>
          <table:table-row table:style-name="Table1.14">
            <table:table-cell table:style-name="Table1.A4" office:value-type="string">
              <text:p text:style-name="P50">Show Slide</text:p>
              <text:p text:style-name="P50"><text:span text:style-name="T1">Python standard library</text:span> </text:p>
            </table:table-cell>
            <table:table-cell table:style-name="Table1.A4" office:value-type="string">
              <text:p text:style-name="P39">Few more libraries</text:p>
              <text:list xml:id="list152937538975521" text:continue-numbering="true" text:style-name="L5">
                <text:list-item>
                  <text:p text:style-name="P68"><text:span text:style-name="T33">for</text:span> Operating system interface: os </text:p>
                </text:list-item>
                <text:list-item>
                  <text:p text:style-name="P68"><text:span text:style-name="T33">for</text:span> regular expressions: re </text:p>
                </text:list-item>
                <text:list-item>
                  <text:p text:style-name="P74"><text:span text:style-name="T33">for</text:span><text:span text:style-name="T1"> compression: gzip, zipfile, tarfile </text:span></text:p>
                </text:list-item>
              </text:list>
              <text:p text:style-name="P50"><text:span text:style-name="T24">M</text:span><text:span text:style-name="T18">ore information</text:span></text:p>
              <text:list xml:id="list2664186796426553663" text:style-name="L6">
                <text:list-item>
                  <text:p text:style-name="P75"><text:a xlink:type="simple" xlink:href="http://docs.python.org/library/" text:style-name="Internet_20_link"><text:span text:style-name="Teletype"><text:span text:style-name="T18">http://docs.</text:span></text:span></text:a><text:a xlink:type="simple" xlink:href="http://docs.python.org/library/" text:style-name="Internet_20_link"><text:span text:style-name="Teletype"><text:span text:style-name="T25">python</text:span></text:span></text:a><text:a xlink:type="simple" xlink:href="http://docs.python.org/library/" text:style-name="Internet_20_link"><text:span text:style-name="Teletype"><text:span text:style-name="T18">.org/library/</text:span></text:span></text:a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Table_20_Contents">Show Slide</text:p>
              <text:p text:style-name="Table_20_Contents">Summary <text:s/></text:p>
              <text:p text:style-name="Table_20_Contents"/>
            </table:table-cell>
            <table:table-cell table:style-name="Table1.A4" office:value-type="string">
              <text:p text:style-name="Table_20_Contents">This brings us to the end of this tutorial. In this tutorial, we have learn<text:span text:style-name="T54">ed</text:span> to, </text:p>
              <text:p text:style-name="Table_20_Contents"/>
              <text:list xml:id="list5494840525908554234" text:style-name="L7">
                <text:list-item>
                  <text:p text:style-name="P76">Run <text:span text:style-name="T1">scripts</text:span> from <text:span text:style-name="T1">command</text:span> <text:span text:style-name="T1">line</text:span>, </text:p>
                </text:list-item>
                <text:list-item text:style-override="L8">
                  <text:p text:style-name="P77"><text:span text:style-name="T1">Import</text:span> <text:span text:style-name="T1">modules</text:span> by specifying the <text:span text:style-name="T1">module</text:span> <text:span text:style-name="T1">name</text:span> followed by an <text:span text:style-name="T1">asterisk</text:span>. </text:p>
                </text:list-item>
                <text:list-item text:style-override="L8">
                  <text:p text:style-name="P77"><text:span text:style-name="T1">Import</text:span> only the required <text:span text:style-name="T1">functions</text:span> from <text:span text:style-name="T1">modules</text:span> by specifying the <text:span text:style-name="T1">function</text:span> <text:span text:style-name="T1">name</text:span>. </text:p>
                </text:list-item>
                <text:list-item text:style-override="L8">
                  <text:p text:style-name="P77">Use <text:span text:style-name="T1">python</text:span> <text:span text:style-name="T1">standard</text:span> <text:span text:style-name="T1">library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Table_20_Contents">Show Slide</text:p>
              <text:p text:style-name="Table_20_Contents"/>
              <text:p text:style-name="Table_20_Contents"><text:span text:style-name="T40">Evaluation</text:span> </text:p>
              <text:p text:style-name="Table_20_Contents"/>
            </table:table-cell>
            <table:table-cell table:style-name="Table1.A4" office:value-type="string">
              <text:p text:style-name="Table_20_Contents">Here are some self assessment questions for you to solve </text:p>
              <text:list xml:id="list5457130684634534809" text:style-name="L9">
                <text:list-item>
                  <text:p text:style-name="P78">Which among this is correct? </text:p>
                  <text:list text:style-name="L10">
                    <text:list-item>
                      <text:p text:style-name="P69">from scipy import plot </text:p>
                    </text:list-item>
                    <text:list-item>
                      <text:p text:style-name="P69">from numpy import plot </text:p>
                    </text:list-item>
                    <text:list-item>
                      <text:p text:style-name="P69">from matplotlib import plot </text:p>
                    </text:list-item>
                    <text:list-item>
                      <text:p text:style-name="P79"><text:span text:style-name="T1">from pylab import plot</text:span> </text:p>
                    </text:list-item>
                  </text:list>
                  <text:p text:style-name="P70"/>
                </text:list-item>
              </text:list>
            </table:table-cell>
          </table:table-row>
          <table:table-row>
            <table:table-cell table:style-name="Table1.A4" office:value-type="string">
              <text:p text:style-name="Table_20_Contents">Show Slide</text:p>
              <text:p text:style-name="Table_20_Contents"/>
              <text:p text:style-name="Table_20_Contents"><text:span text:style-name="T40">Evaluation</text:span> </text:p>
              <text:p text:style-name="Table_20_Contents"/>
            </table:table-cell>
            <table:table-cell table:style-name="Table1.A4" office:value-type="string">
              <text:list xml:id="list152937742748024" text:continue-list="list5457130684634534809" text:style-name="L11">
                <text:list-item>
                  <text:p text:style-name="P80"><text:span text:style-name="T18">Functions </text:span><text:span text:style-name="Teletype"><text:span text:style-name="T25">xlim()</text:span></text:span><text:span text:style-name="T25"> </text:span><text:span text:style-name="T18">and </text:span><text:span text:style-name="Teletype"><text:span text:style-name="T25">ylim</text:span></text:span><text:span text:style-name="Teletype"><text:span text:style-name="T18">()</text:span></text:span><text:span text:style-name="T18"> can be imported to the current </text:span><text:span text:style-name="T25">name-space</text:span><text:span text:style-name="T18"> as, </text:span></text:p>
                  <text:list text:style-name="L12">
                    <text:list-item>
                      <text:p text:style-name="P71">from pylab import xlim, ylim </text:p>
                    </text:list-item>
                    <text:list-item>
                      <text:p text:style-name="P71">import pylab </text:p>
                    </text:list-item>
                    <text:list-item>
                      <text:p text:style-name="P71">from scipy import xlim, ylim </text:p>
                    </text:list-item>
                    <text:list-item>
                      <text:p text:style-name="P71">import scipy <text:span text:style-name="T45"><text:s/></text:span></text:p>
                    </text:list-item>
                  </text:list>
                </text:list-item>
              </text:list>
            </table:table-cell>
          </table:table-row>
          <table:table-row>
            <table:table-cell table:style-name="Table1.A4" office:value-type="string">
              <text:p text:style-name="Table_20_Contents"/>
              <text:p text:style-name="Table_20_Contents">Show Slide</text:p>
              <text:p text:style-name="Table_20_Contents"/>
              <text:p text:style-name="Table_20_Contents">Solutions </text:p>
              <text:p text:style-name="Table_20_Contents"/>
            </table:table-cell>
            <table:table-cell table:style-name="Table1.A4" office:value-type="string">
              <text:p text:style-name="Table_20_Contents">And the answers, </text:p>
              <text:list xml:id="list2068113071672297872" text:style-name="L13">
                <text:list-item>
                  <text:p text:style-name="P81"><text:span text:style-name="T18">The option </text:span><text:span text:style-name="Teletype"><text:span text:style-name="T25">from pylab import plot</text:span></text:span><text:span text:style-name="T18"> is the correct one, since </text:span><text:span text:style-name="T25">plot</text:span><text:span text:style-name="T18"> is a </text:span><text:span text:style-name="T25">function</text:span><text:span text:style-name="T18"> of </text:span><text:span text:style-name="T27">pylab</text:span><text:span text:style-name="T18"> </text:span><text:span text:style-name="T25">module</text:span><text:span text:style-name="T18">. </text:span></text:p>
                  <text:p text:style-name="P83"><text:s/></text:p>
                </text:list-item>
                <text:list-item text:style-override="L14">
                  <text:p text:style-name="P84"><text:span text:style-name="T18">Functions </text:span><text:span text:style-name="Teletype"><text:span text:style-name="T25">xlim</text:span></text:span><text:span text:style-name="Teletype"><text:span text:style-name="T18">()</text:span></text:span><text:span text:style-name="T18"> and </text:span><text:span text:style-name="Teletype"><text:span text:style-name="T25">ylim</text:span></text:span><text:span text:style-name="Teletype"><text:span text:style-name="T18">()</text:span></text:span><text:span text:style-name="T18"> can be </text:span><text:span text:style-name="T25">imported</text:span><text:span text:style-name="T18"> to the current </text:span><text:span text:style-name="T25">name</text:span><text:span text:style-name="T18">-</text:span><text:span text:style-name="T25">space</text:span><text:span text:style-name="T18"> as, <text:line-break/></text:span></text:p>
                  <text:p text:style-name="P82"><text:span text:style-name="Teletype"><text:span text:style-name="T25">from pylab import xlim, ylim</text:span></text:span><text:span text:style-name="T18"> </text:span></text:p>
                </text:list-item>
              </text:list>
            </table:table-cell>
          </table:table-row>
          <table:table-row>
            <table:table-cell table:style-name="Table1.A10" office:value-type="string">
              <text:p text:style-name="P85">Show Slide</text:p>
              <text:p text:style-name="P85">Forum</text:p>
            </table:table-cell>
            <table:table-cell table:style-name="Table1.A10" office:value-type="string">
              <text:p text:style-name="P86">Please post your timed queries in this forum.</text:p>
            </table:table-cell>
          </table:table-row>
          <table:table-row>
            <table:table-cell table:style-name="Table1.A10" office:value-type="string">
              <text:p text:style-name="P85">Show Slide</text:p>
              <text:p text:style-name="P85">Fossee Forum</text:p>
            </table:table-cell>
            <table:table-cell table:style-name="Table1.A10" office:value-type="string">
              <text:p text:style-name="P86">Please post your general queries on Python in this forum.</text:p>
            </table:table-cell>
          </table:table-row>
          <table:table-row>
            <table:table-cell table:style-name="Table1.A10" office:value-type="string">
              <text:p text:style-name="P85">Show Slide</text:p>
              <text:p text:style-name="P85"><text:soft-page-break/>Textbook Companion</text:p>
            </table:table-cell>
            <table:table-cell table:style-name="Table1.A10" office:value-type="string">
              <text:p text:style-name="P86">FOSSEE team coordinates the TBC project.</text:p>
            </table:table-cell>
          </table:table-row>
          <table:table-row>
            <table:table-cell table:style-name="Table1.A10" office:value-type="string">
              <text:p text:style-name="P85">Show Slide</text:p>
              <text:p text:style-name="P85">Acknowledgment</text:p>
              <text:p text:style-name="P85">http://spoken-tutorial.org</text:p>
            </table:table-cell>
            <table:table-cell table:style-name="Table1.A10" office:value-type="string">
              <text:p text:style-name="P86">Spoken Tutorial Project is funded by NMEICT, MHRD, Govt. of India.</text:p>
              <text:p text:style-name="P86">For more details, visit this website.</text:p>
            </table:table-cell>
          </table:table-row>
          <table:table-row>
            <table:table-cell table:style-name="Table1.A10" office:value-type="string">
              <text:p text:style-name="P85">Previous slide</text:p>
            </table:table-cell>
            <table:table-cell table:style-name="Table1.A10" office:value-type="string">
              <text:p text:style-name="P86">This is _________ from IIT Bombay (or FOSSEE, if you wish) signing off.</text:p>
              <text:p text:style-name="P86">Thank you.</text:p>
            </table:table-cell>
          </table:table-row>
        </table:table>
        <text:section text:style-name="Sect1" text:name="ContributionCredits">
          <text:h text:style-name="P5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5T15:29:36.451391708</dc:date>
    <meta:editing-duration>P2DT6H1M37S</meta:editing-duration>
    <meta:editing-cycles>2471</meta:editing-cycles>
    <meta:generator>LibreOffice/4.2.8.2$Linux_X86_64 LibreOffice_project/420m0$Build-2</meta:generator>
    <meta:document-statistic meta:table-count="1" meta:image-count="0" meta:object-count="0" meta:page-count="6" meta:paragraph-count="216" meta:word-count="1179" meta:character-count="6891" meta:non-whitespace-character-count="5825"/>
  </office:meta>
</office:document-meta>
</file>